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dyny Pan, prawdziwy Bóg,</text:span><text:span text:style-name="T1"><text:line-break/></text:span><text:span text:style-name="T1">Wszystko co mam oddaję Mu.</text:span><text:span text:style-name="T1"><text:line-break/></text:span><text:span text:style-name="T1">On jedynym Panem jest.</text:span><text:span text:style-name="T1"><text:line-break/></text:span><text:span text:style-name="T1">Sh'ma Israel</text:span><text:span text:style-name="T1"><text:line-break/></text:span><text:span text:style-name="T1">Sh'ma Isra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Jedyny Pan...</text:span><text:span text:style-name="T2"><text:line-break/></text:span><text:span text:style-name="T2">prawdziwy Bóg... /x3</text:span><text:span text:style-name="T2"><text:line-break/></text:span><text:span text:style-name="T2"><text:line-break/></text:span><text:span text:style-name="T2">Sh'ma Israel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59:56</meta:creation-date>
    <dc:date>2016-05-16T22:09:46.108000000</dc:date>
    <dc:language>pl-PL</dc:language>
    <meta:editing-cycles>11</meta:editing-cycles>
    <meta:editing-duration>PT4M5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